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1b07"/>
    </style:style>
    <style:style style:name="T2" style:family="text">
      <style:text-properties officeooo:rsid="00181ed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Melt function.</text:span> <text:a xlink:type="simple" xlink:href="https://stackoverflow.com/questions/28654047/convert-columns-into-rows-with-pandas" text:style-name="Internet_20_link" text:visited-style-name="Visited_20_Internet_20_Link">https://stackoverflow.com/questions/28654047/convert-columns-into-rows-with-pandas</text:a></text:p>
      <text:p text:style-name="Standard"/>
      <text:p text:style-name="Standard">- <text:span text:style-name="T2">Insert new column with index</text:span> <text:a xlink:type="simple" xlink:href="https://stackoverflow.com/questions/18674064/how-do-i-insert-a-column-at-a-specific-column-index-in-pandas" text:style-name="Internet_20_link" text:visited-style-name="Visited_20_Internet_20_Link">https://stackoverflow.com/questions/18674064/how-do-i-insert-a-column-at-a-specific-column-index-in-pandas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4:31:51.430000000</meta:creation-date>
    <dc:date>2023-08-30T14:36:09.443000000</dc:date>
    <meta:editing-duration>PT3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" meta:word-count="11" meta:character-count="237" meta:non-whitespace-character-count="227"/>
  </office:meta>
</office:document-meta>
</file>